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0"/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Millisecond</text:p>
          </table:table-cell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Millisecond</text:p>
          </table:table-cell>
          <table:table-cell table:number-columns-repeated="3"/>
          <table:table-cell office:value-type="string">
            <text:p>Hour</text:p>
          </table:table-cell>
          <table:table-cell office:value-type="float" office:value="1">
            <text:p>1</text:p>
          </table:table-cell>
          <table:table-cell table:formula="of:=[.L3]/60" office:value-type="float" office:value="0.0166666666666667">
            <text:p>0.0166666667</text:p>
          </table:table-cell>
          <table:table-cell table:formula="of:=[.M3]/60" office:value-type="float" office:value="0.000277777777777778">
            <text:p>0.0002777778</text:p>
          </table:table-cell>
          <table:table-cell table:formula="of:=[.N3]/60" office:value-type="float" office:value="0.000000277777777777778">
            <text:p>2.7777777777777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$B3]*[.$K$2]" office:value-type="float" office:value="1">
            <text:p>1</text:p>
          </table:table-cell>
          <table:table-cell table:formula="of:=[.$B3]*[.$K$3]" office:value-type="float" office:value="60">
            <text:p>60</text:p>
          </table:table-cell>
          <table:table-cell table:formula="of:=[.$B3]*[.$K$4]" office:value-type="float" office:value="3600">
            <text:p>3600</text:p>
          </table:table-cell>
          <table:table-cell table:formula="of:=[.$B3]*[.$K$5]" office:value-type="float" office:value="3600000">
            <text:p>3600000</text:p>
          </table:table-cell>
          <table:table-cell table:number-columns-repeated="3"/>
          <table:table-cell office:value-type="string">
            <text:p>Minute</text:p>
          </table:table-cell>
          <table:table-cell table:formula="of:=60*[.K2]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M4]/60" office:value-type="float" office:value="0.0166666666666667">
            <text:p>0.0166666667</text:p>
          </table:table-cell>
          <table:table-cell table:formula="of:=[.N4]/60" office:value-type="float" office:value="0.0000166666666666667">
            <text:p>1.66666666666667E-00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B4]*[.$K$2]" office:value-type="float" office:value="2">
            <text:p>2</text:p>
          </table:table-cell>
          <table:table-cell table:formula="of:=[.$B4]*[.$K$3]" office:value-type="float" office:value="120">
            <text:p>120</text:p>
          </table:table-cell>
          <table:table-cell table:formula="of:=[.$B4]*[.$K$4]" office:value-type="float" office:value="7200">
            <text:p>7200</text:p>
          </table:table-cell>
          <table:table-cell table:formula="of:=[.$B4]*[.$K$5]" office:value-type="float" office:value="7200000">
            <text:p>7200000</text:p>
          </table:table-cell>
          <table:table-cell table:number-columns-repeated="3"/>
          <table:table-cell office:value-type="string">
            <text:p>Second</text:p>
          </table:table-cell>
          <table:table-cell table:formula="of:=60*[.K3]" office:value-type="float" office:value="3600">
            <text:p>3600</text:p>
          </table:table-cell>
          <table:table-cell table:formula="of:=60*[.L3]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M4]/1000" office:value-type="float" office:value="0.001">
            <text:p>0.0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B5]*[.$K$2]" office:value-type="float" office:value="4">
            <text:p>4</text:p>
          </table:table-cell>
          <table:table-cell table:formula="of:=[.$B5]*[.$K$3]" office:value-type="float" office:value="240">
            <text:p>240</text:p>
          </table:table-cell>
          <table:table-cell table:formula="of:=[.$B5]*[.$K$4]" office:value-type="float" office:value="14400">
            <text:p>14400</text:p>
          </table:table-cell>
          <table:table-cell table:formula="of:=[.$B5]*[.$K$5]" office:value-type="float" office:value="14400000">
            <text:p>14400000</text:p>
          </table:table-cell>
          <table:table-cell table:number-columns-repeated="3"/>
          <table:table-cell office:value-type="string">
            <text:p>Millisecond</text:p>
          </table:table-cell>
          <table:table-cell table:formula="of:=1000*[.K4]" office:value-type="float" office:value="3600000">
            <text:p>3600000</text:p>
          </table:table-cell>
          <table:table-cell table:formula="of:=1000*[.L4]" office:value-type="float" office:value="60000">
            <text:p>60000</text:p>
          </table:table-cell>
          <table:table-cell table:formula="of:=1000*[.M4]"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B6]*[.$K$2]" office:value-type="float" office:value="8">
            <text:p>8</text:p>
          </table:table-cell>
          <table:table-cell table:formula="of:=[.$B6]*[.$K$3]" office:value-type="float" office:value="480">
            <text:p>480</text:p>
          </table:table-cell>
          <table:table-cell table:formula="of:=[.$B6]*[.$K$4]" office:value-type="float" office:value="28800">
            <text:p>28800</text:p>
          </table:table-cell>
          <table:table-cell table:formula="of:=[.$B6]*[.$K$5]" office:value-type="float" office:value="28800000">
            <text:p>288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B7]*[.$K$2]" office:value-type="float" office:value="16">
            <text:p>16</text:p>
          </table:table-cell>
          <table:table-cell table:formula="of:=[.$B7]*[.$K$3]" office:value-type="float" office:value="960">
            <text:p>960</text:p>
          </table:table-cell>
          <table:table-cell table:formula="of:=[.$B7]*[.$K$4]" office:value-type="float" office:value="57600">
            <text:p>57600</text:p>
          </table:table-cell>
          <table:table-cell table:formula="of:=[.$B7]*[.$K$5]" office:value-type="float" office:value="57600000">
            <text:p>576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B8]*[.$K$2]" office:value-type="float" office:value="32">
            <text:p>32</text:p>
          </table:table-cell>
          <table:table-cell table:formula="of:=[.$B8]*[.$K$3]" office:value-type="float" office:value="1920">
            <text:p>1920</text:p>
          </table:table-cell>
          <table:table-cell table:formula="of:=[.$B8]*[.$K$4]" office:value-type="float" office:value="115200">
            <text:p>115200</text:p>
          </table:table-cell>
          <table:table-cell table:formula="of:=[.$B8]*[.$K$5]" office:value-type="float" office:value="115200000">
            <text:p>1152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B9]*[.$K$2]" office:value-type="float" office:value="64">
            <text:p>64</text:p>
          </table:table-cell>
          <table:table-cell table:formula="of:=[.$B9]*[.$K$3]" office:value-type="float" office:value="3840">
            <text:p>3840</text:p>
          </table:table-cell>
          <table:table-cell table:formula="of:=[.$B9]*[.$K$4]" office:value-type="float" office:value="230400">
            <text:p>230400</text:p>
          </table:table-cell>
          <table:table-cell table:formula="of:=[.$B9]*[.$K$5]" office:value-type="float" office:value="230400000">
            <text:p>2304000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Minutes</text:p>
          </table:table-cell>
          <table:table-cell table:formula="of:=[.C$2]" office:value-type="string" office:string-value="Hour">
            <text:p>Hour</text:p>
          </table:table-cell>
          <table:table-cell table:formula="of:=[.D$2]" office:value-type="string" office:string-value="Minute">
            <text:p>Minute</text:p>
          </table:table-cell>
          <table:table-cell table:formula="of:=[.E$2]" office:value-type="string" office:string-value="Second">
            <text:p>Second</text:p>
          </table:table-cell>
          <table:table-cell table:formula="of:=[.F$2]" office:value-type="string" office:string-value="Millisecond">
            <text:p>Millisecond</text:p>
          </table:table-cell>
          <table:table-cell table:number-columns-repeated="8"/>
        </table:table-row>
        <table:table-row table:style-name="ro1">
          <table:table-cell/>
          <table:table-cell table:formula="of:=60*[.B3]" office:value-type="float" office:value="60">
            <text:p>60</text:p>
          </table:table-cell>
          <table:table-cell table:formula="of:=[.$B12]*[.$L$2]" office:value-type="float" office:value="1">
            <text:p>1</text:p>
          </table:table-cell>
          <table:table-cell table:formula="of:=[.$B12]*[.$L$3]" office:value-type="float" office:value="60">
            <text:p>60</text:p>
          </table:table-cell>
          <table:table-cell table:formula="of:=[.$B12]*[.$L$4]" office:value-type="float" office:value="3600">
            <text:p>3600</text:p>
          </table:table-cell>
          <table:table-cell table:formula="of:=[.$B12]*[.$L$5]" office:value-type="float" office:value="3600000">
            <text:p>3600000</text:p>
          </table:table-cell>
          <table:table-cell table:number-columns-repeated="8"/>
        </table:table-row>
        <table:table-row table:style-name="ro1">
          <table:table-cell/>
          <table:table-cell table:formula="of:=60*[.B4]" office:value-type="float" office:value="120">
            <text:p>120</text:p>
          </table:table-cell>
          <table:table-cell table:formula="of:=[.$B13]*[.$L$2]" office:value-type="float" office:value="2">
            <text:p>2</text:p>
          </table:table-cell>
          <table:table-cell table:formula="of:=[.$B13]*[.$L$3]" office:value-type="float" office:value="120">
            <text:p>120</text:p>
          </table:table-cell>
          <table:table-cell table:formula="of:=[.$B13]*[.$L$4]" office:value-type="float" office:value="7200">
            <text:p>7200</text:p>
          </table:table-cell>
          <table:table-cell table:formula="of:=[.$B13]*[.$L$5]" office:value-type="float" office:value="7200000">
            <text:p>7200000</text:p>
          </table:table-cell>
          <table:table-cell table:number-columns-repeated="8"/>
        </table:table-row>
        <table:table-row table:style-name="ro1">
          <table:table-cell/>
          <table:table-cell table:formula="of:=60*[.B5]" office:value-type="float" office:value="240">
            <text:p>240</text:p>
          </table:table-cell>
          <table:table-cell table:formula="of:=[.$B14]*[.$L$2]" office:value-type="float" office:value="4">
            <text:p>4</text:p>
          </table:table-cell>
          <table:table-cell table:formula="of:=[.$B14]*[.$L$3]" office:value-type="float" office:value="240">
            <text:p>240</text:p>
          </table:table-cell>
          <table:table-cell table:formula="of:=[.$B14]*[.$L$4]" office:value-type="float" office:value="14400">
            <text:p>14400</text:p>
          </table:table-cell>
          <table:table-cell table:formula="of:=[.$B14]*[.$L$5]" office:value-type="float" office:value="14400000">
            <text:p>14400000</text:p>
          </table:table-cell>
          <table:table-cell table:number-columns-repeated="8"/>
        </table:table-row>
        <table:table-row table:style-name="ro1">
          <table:table-cell/>
          <table:table-cell table:formula="of:=60*[.B6]" office:value-type="float" office:value="480">
            <text:p>480</text:p>
          </table:table-cell>
          <table:table-cell table:formula="of:=[.$B15]*[.$L$2]" office:value-type="float" office:value="8">
            <text:p>8</text:p>
          </table:table-cell>
          <table:table-cell table:formula="of:=[.$B15]*[.$L$3]" office:value-type="float" office:value="480">
            <text:p>480</text:p>
          </table:table-cell>
          <table:table-cell table:formula="of:=[.$B15]*[.$L$4]" office:value-type="float" office:value="28800">
            <text:p>28800</text:p>
          </table:table-cell>
          <table:table-cell table:formula="of:=[.$B15]*[.$L$5]" office:value-type="float" office:value="28800000">
            <text:p>28800000</text:p>
          </table:table-cell>
          <table:table-cell table:number-columns-repeated="8"/>
        </table:table-row>
        <table:table-row table:style-name="ro1">
          <table:table-cell/>
          <table:table-cell table:formula="of:=60*[.B7]" office:value-type="float" office:value="960">
            <text:p>960</text:p>
          </table:table-cell>
          <table:table-cell table:formula="of:=[.$B16]*[.$L$2]" office:value-type="float" office:value="16">
            <text:p>16</text:p>
          </table:table-cell>
          <table:table-cell table:formula="of:=[.$B16]*[.$L$3]" office:value-type="float" office:value="960">
            <text:p>960</text:p>
          </table:table-cell>
          <table:table-cell table:formula="of:=[.$B16]*[.$L$4]" office:value-type="float" office:value="57600">
            <text:p>57600</text:p>
          </table:table-cell>
          <table:table-cell table:formula="of:=[.$B16]*[.$L$5]" office:value-type="float" office:value="57600000">
            <text:p>57600000</text:p>
          </table:table-cell>
          <table:table-cell table:number-columns-repeated="8"/>
        </table:table-row>
        <table:table-row table:style-name="ro1">
          <table:table-cell/>
          <table:table-cell table:formula="of:=60*[.B8]" office:value-type="float" office:value="1920">
            <text:p>1920</text:p>
          </table:table-cell>
          <table:table-cell table:formula="of:=[.$B17]*[.$L$2]" office:value-type="float" office:value="32">
            <text:p>32</text:p>
          </table:table-cell>
          <table:table-cell table:formula="of:=[.$B17]*[.$L$3]" office:value-type="float" office:value="1920">
            <text:p>1920</text:p>
          </table:table-cell>
          <table:table-cell table:formula="of:=[.$B17]*[.$L$4]" office:value-type="float" office:value="115200">
            <text:p>115200</text:p>
          </table:table-cell>
          <table:table-cell table:formula="of:=[.$B17]*[.$L$5]" office:value-type="float" office:value="115200000">
            <text:p>115200000</text:p>
          </table:table-cell>
          <table:table-cell table:number-columns-repeated="8"/>
        </table:table-row>
        <table:table-row table:style-name="ro1">
          <table:table-cell/>
          <table:table-cell table:formula="of:=60*[.B9]" office:value-type="float" office:value="3840">
            <text:p>3840</text:p>
          </table:table-cell>
          <table:table-cell table:formula="of:=[.$B18]*[.$L$2]" office:value-type="float" office:value="64">
            <text:p>64</text:p>
          </table:table-cell>
          <table:table-cell table:formula="of:=[.$B18]*[.$L$3]" office:value-type="float" office:value="3840">
            <text:p>3840</text:p>
          </table:table-cell>
          <table:table-cell table:formula="of:=[.$B18]*[.$L$4]" office:value-type="float" office:value="230400">
            <text:p>230400</text:p>
          </table:table-cell>
          <table:table-cell table:formula="of:=[.$B18]*[.$L$5]" office:value-type="float" office:value="230400000">
            <text:p>2304000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Seconds</text:p>
          </table:table-cell>
          <table:table-cell table:formula="of:=[.C$2]" office:value-type="string" office:string-value="Hour">
            <text:p>Hour</text:p>
          </table:table-cell>
          <table:table-cell table:formula="of:=[.D$2]" office:value-type="string" office:string-value="Minute">
            <text:p>Minute</text:p>
          </table:table-cell>
          <table:table-cell table:formula="of:=[.E$2]" office:value-type="string" office:string-value="Second">
            <text:p>Second</text:p>
          </table:table-cell>
          <table:table-cell table:formula="of:=[.F$2]" office:value-type="string" office:string-value="Millisecond">
            <text:p>Millisecond</text:p>
          </table:table-cell>
          <table:table-cell table:number-columns-repeated="8"/>
        </table:table-row>
        <table:table-row table:style-name="ro1">
          <table:table-cell/>
          <table:table-cell table:formula="of:=60*[.B12]" office:value-type="float" office:value="3600">
            <text:p>3600</text:p>
          </table:table-cell>
          <table:table-cell table:formula="of:=[.$B21]*[.$M$2]" office:value-type="float" office:value="1">
            <text:p>1</text:p>
          </table:table-cell>
          <table:table-cell table:formula="of:=[.$B21]*[.$M$3]" office:value-type="float" office:value="60">
            <text:p>60</text:p>
          </table:table-cell>
          <table:table-cell table:formula="of:=[.$B21]*[.$M$4]" office:value-type="float" office:value="3600">
            <text:p>3600</text:p>
          </table:table-cell>
          <table:table-cell table:formula="of:=[.$B21]*[.$M$5]" office:value-type="float" office:value="3600000">
            <text:p>3600000</text:p>
          </table:table-cell>
          <table:table-cell table:number-columns-repeated="8"/>
        </table:table-row>
        <table:table-row table:style-name="ro1">
          <table:table-cell/>
          <table:table-cell table:formula="of:=60*[.B13]" office:value-type="float" office:value="7200">
            <text:p>7200</text:p>
          </table:table-cell>
          <table:table-cell table:formula="of:=[.$B22]*[.$M$2]" office:value-type="float" office:value="2">
            <text:p>2</text:p>
          </table:table-cell>
          <table:table-cell table:formula="of:=[.$B22]*[.$M$3]" office:value-type="float" office:value="120">
            <text:p>120</text:p>
          </table:table-cell>
          <table:table-cell table:formula="of:=[.$B22]*[.$M$4]" office:value-type="float" office:value="7200">
            <text:p>7200</text:p>
          </table:table-cell>
          <table:table-cell table:formula="of:=[.$B22]*[.$M$5]" office:value-type="float" office:value="7200000">
            <text:p>7200000</text:p>
          </table:table-cell>
          <table:table-cell table:number-columns-repeated="8"/>
        </table:table-row>
        <table:table-row table:style-name="ro1">
          <table:table-cell/>
          <table:table-cell table:formula="of:=60*[.B14]" office:value-type="float" office:value="14400">
            <text:p>14400</text:p>
          </table:table-cell>
          <table:table-cell table:formula="of:=[.$B23]*[.$M$2]" office:value-type="float" office:value="4">
            <text:p>4</text:p>
          </table:table-cell>
          <table:table-cell table:formula="of:=[.$B23]*[.$M$3]" office:value-type="float" office:value="240">
            <text:p>240</text:p>
          </table:table-cell>
          <table:table-cell table:formula="of:=[.$B23]*[.$M$4]" office:value-type="float" office:value="14400">
            <text:p>14400</text:p>
          </table:table-cell>
          <table:table-cell table:formula="of:=[.$B23]*[.$M$5]" office:value-type="float" office:value="14400000">
            <text:p>14400000</text:p>
          </table:table-cell>
          <table:table-cell table:number-columns-repeated="8"/>
        </table:table-row>
        <table:table-row table:style-name="ro1">
          <table:table-cell/>
          <table:table-cell table:formula="of:=60*[.B15]" office:value-type="float" office:value="28800">
            <text:p>28800</text:p>
          </table:table-cell>
          <table:table-cell table:formula="of:=[.$B24]*[.$M$2]" office:value-type="float" office:value="8">
            <text:p>8</text:p>
          </table:table-cell>
          <table:table-cell table:formula="of:=[.$B24]*[.$M$3]" office:value-type="float" office:value="480">
            <text:p>480</text:p>
          </table:table-cell>
          <table:table-cell table:formula="of:=[.$B24]*[.$M$4]" office:value-type="float" office:value="28800">
            <text:p>28800</text:p>
          </table:table-cell>
          <table:table-cell table:formula="of:=[.$B24]*[.$M$5]" office:value-type="float" office:value="28800000">
            <text:p>28800000</text:p>
          </table:table-cell>
          <table:table-cell table:number-columns-repeated="8"/>
        </table:table-row>
        <table:table-row table:style-name="ro1">
          <table:table-cell/>
          <table:table-cell table:formula="of:=60*[.B16]" office:value-type="float" office:value="57600">
            <text:p>57600</text:p>
          </table:table-cell>
          <table:table-cell table:formula="of:=[.$B25]*[.$M$2]" office:value-type="float" office:value="16">
            <text:p>16</text:p>
          </table:table-cell>
          <table:table-cell table:formula="of:=[.$B25]*[.$M$3]" office:value-type="float" office:value="960">
            <text:p>960</text:p>
          </table:table-cell>
          <table:table-cell table:formula="of:=[.$B25]*[.$M$4]" office:value-type="float" office:value="57600">
            <text:p>57600</text:p>
          </table:table-cell>
          <table:table-cell table:formula="of:=[.$B25]*[.$M$5]" office:value-type="float" office:value="57600000">
            <text:p>57600000</text:p>
          </table:table-cell>
          <table:table-cell table:number-columns-repeated="8"/>
        </table:table-row>
        <table:table-row table:style-name="ro1">
          <table:table-cell/>
          <table:table-cell table:formula="of:=60*[.B17]" office:value-type="float" office:value="115200">
            <text:p>115200</text:p>
          </table:table-cell>
          <table:table-cell table:formula="of:=[.$B26]*[.$M$2]" office:value-type="float" office:value="32">
            <text:p>32</text:p>
          </table:table-cell>
          <table:table-cell table:formula="of:=[.$B26]*[.$M$3]" office:value-type="float" office:value="1920">
            <text:p>1920</text:p>
          </table:table-cell>
          <table:table-cell table:formula="of:=[.$B26]*[.$M$4]" office:value-type="float" office:value="115200">
            <text:p>115200</text:p>
          </table:table-cell>
          <table:table-cell table:formula="of:=[.$B26]*[.$M$5]" office:value-type="float" office:value="115200000">
            <text:p>115200000</text:p>
          </table:table-cell>
          <table:table-cell table:number-columns-repeated="8"/>
        </table:table-row>
        <table:table-row table:style-name="ro1">
          <table:table-cell/>
          <table:table-cell table:formula="of:=60*[.B18]" office:value-type="float" office:value="230400">
            <text:p>230400</text:p>
          </table:table-cell>
          <table:table-cell table:formula="of:=[.$B27]*[.$M$2]" office:value-type="float" office:value="64">
            <text:p>64</text:p>
          </table:table-cell>
          <table:table-cell table:formula="of:=[.$B27]*[.$M$3]" office:value-type="float" office:value="3840">
            <text:p>3840</text:p>
          </table:table-cell>
          <table:table-cell table:formula="of:=[.$B27]*[.$M$4]" office:value-type="float" office:value="230400">
            <text:p>230400</text:p>
          </table:table-cell>
          <table:table-cell table:formula="of:=[.$B27]*[.$M$5]" office:value-type="float" office:value="230400000">
            <text:p>2304000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Milliseconds</text:p>
          </table:table-cell>
          <table:table-cell table:formula="of:=[.C$2]" office:value-type="string" office:string-value="Hour">
            <text:p>Hour</text:p>
          </table:table-cell>
          <table:table-cell table:formula="of:=[.D$2]" office:value-type="string" office:string-value="Minute">
            <text:p>Minute</text:p>
          </table:table-cell>
          <table:table-cell table:formula="of:=[.E$2]" office:value-type="string" office:string-value="Second">
            <text:p>Second</text:p>
          </table:table-cell>
          <table:table-cell table:formula="of:=[.F$2]" office:value-type="string" office:string-value="Millisecond">
            <text:p>Millisecond</text:p>
          </table:table-cell>
          <table:table-cell table:number-columns-repeated="8"/>
        </table:table-row>
        <table:table-row table:style-name="ro1">
          <table:table-cell/>
          <table:table-cell table:formula="of:=1000*[.B21]" office:value-type="float" office:value="3600000">
            <text:p>3600000</text:p>
          </table:table-cell>
          <table:table-cell table:formula="of:=[.$B30]*[.$N$2]" office:value-type="float" office:value="1">
            <text:p>1</text:p>
          </table:table-cell>
          <table:table-cell table:formula="of:=[.$B30]*[.$N$3]" office:value-type="float" office:value="60">
            <text:p>60</text:p>
          </table:table-cell>
          <table:table-cell table:formula="of:=[.$B30]*[.$N$4]" office:value-type="float" office:value="3600">
            <text:p>3600</text:p>
          </table:table-cell>
          <table:table-cell table:formula="of:=[.$B30]*[.$N$5]" office:value-type="float" office:value="3600000">
            <text:p>3600000</text:p>
          </table:table-cell>
          <table:table-cell table:number-columns-repeated="8"/>
        </table:table-row>
        <table:table-row table:style-name="ro1">
          <table:table-cell/>
          <table:table-cell table:formula="of:=1000*[.B22]" office:value-type="float" office:value="7200000">
            <text:p>7200000</text:p>
          </table:table-cell>
          <table:table-cell table:formula="of:=[.$B31]*[.$N$2]" office:value-type="float" office:value="2">
            <text:p>2</text:p>
          </table:table-cell>
          <table:table-cell table:formula="of:=[.$B31]*[.$N$3]" office:value-type="float" office:value="120">
            <text:p>120</text:p>
          </table:table-cell>
          <table:table-cell table:formula="of:=[.$B31]*[.$N$4]" office:value-type="float" office:value="7200">
            <text:p>7200</text:p>
          </table:table-cell>
          <table:table-cell table:formula="of:=[.$B31]*[.$N$5]" office:value-type="float" office:value="7200000">
            <text:p>7200000</text:p>
          </table:table-cell>
          <table:table-cell table:number-columns-repeated="8"/>
        </table:table-row>
        <table:table-row table:style-name="ro1">
          <table:table-cell/>
          <table:table-cell table:formula="of:=1000*[.B23]" office:value-type="float" office:value="14400000">
            <text:p>14400000</text:p>
          </table:table-cell>
          <table:table-cell table:formula="of:=[.$B32]*[.$N$2]" office:value-type="float" office:value="4">
            <text:p>4</text:p>
          </table:table-cell>
          <table:table-cell table:formula="of:=[.$B32]*[.$N$3]" office:value-type="float" office:value="240">
            <text:p>240</text:p>
          </table:table-cell>
          <table:table-cell table:formula="of:=[.$B32]*[.$N$4]" office:value-type="float" office:value="14400">
            <text:p>14400</text:p>
          </table:table-cell>
          <table:table-cell table:formula="of:=[.$B32]*[.$N$5]" office:value-type="float" office:value="14400000">
            <text:p>14400000</text:p>
          </table:table-cell>
          <table:table-cell table:number-columns-repeated="8"/>
        </table:table-row>
        <table:table-row table:style-name="ro1">
          <table:table-cell/>
          <table:table-cell table:formula="of:=1000*[.B24]" office:value-type="float" office:value="28800000">
            <text:p>28800000</text:p>
          </table:table-cell>
          <table:table-cell table:formula="of:=[.$B33]*[.$N$2]" office:value-type="float" office:value="8">
            <text:p>8</text:p>
          </table:table-cell>
          <table:table-cell table:formula="of:=[.$B33]*[.$N$3]" office:value-type="float" office:value="480">
            <text:p>480</text:p>
          </table:table-cell>
          <table:table-cell table:formula="of:=[.$B33]*[.$N$4]" office:value-type="float" office:value="28800">
            <text:p>28800</text:p>
          </table:table-cell>
          <table:table-cell table:formula="of:=[.$B33]*[.$N$5]" office:value-type="float" office:value="28800000">
            <text:p>28800000</text:p>
          </table:table-cell>
          <table:table-cell table:number-columns-repeated="8"/>
        </table:table-row>
        <table:table-row table:style-name="ro1">
          <table:table-cell/>
          <table:table-cell table:formula="of:=1000*[.B25]" office:value-type="float" office:value="57600000">
            <text:p>57600000</text:p>
          </table:table-cell>
          <table:table-cell table:formula="of:=[.$B34]*[.$N$2]" office:value-type="float" office:value="16">
            <text:p>16</text:p>
          </table:table-cell>
          <table:table-cell table:formula="of:=[.$B34]*[.$N$3]" office:value-type="float" office:value="960">
            <text:p>960</text:p>
          </table:table-cell>
          <table:table-cell table:formula="of:=[.$B34]*[.$N$4]" office:value-type="float" office:value="57600">
            <text:p>57600</text:p>
          </table:table-cell>
          <table:table-cell table:formula="of:=[.$B34]*[.$N$5]" office:value-type="float" office:value="57600000">
            <text:p>57600000</text:p>
          </table:table-cell>
          <table:table-cell table:number-columns-repeated="8"/>
        </table:table-row>
        <table:table-row table:style-name="ro1">
          <table:table-cell/>
          <table:table-cell table:formula="of:=1000*[.B26]" office:value-type="float" office:value="115200000">
            <text:p>115200000</text:p>
          </table:table-cell>
          <table:table-cell table:formula="of:=[.$B35]*[.$N$2]" office:value-type="float" office:value="32">
            <text:p>32</text:p>
          </table:table-cell>
          <table:table-cell table:formula="of:=[.$B35]*[.$N$3]" office:value-type="float" office:value="1920">
            <text:p>1920</text:p>
          </table:table-cell>
          <table:table-cell table:formula="of:=[.$B35]*[.$N$4]" office:value-type="float" office:value="115200">
            <text:p>115200</text:p>
          </table:table-cell>
          <table:table-cell table:formula="of:=[.$B35]*[.$N$5]" office:value-type="float" office:value="115200000">
            <text:p>115200000</text:p>
          </table:table-cell>
          <table:table-cell table:number-columns-repeated="8"/>
        </table:table-row>
        <table:table-row table:style-name="ro1">
          <table:table-cell/>
          <table:table-cell table:formula="of:=1000*[.B27]" office:value-type="float" office:value="230400000">
            <text:p>230400000</text:p>
          </table:table-cell>
          <table:table-cell table:formula="of:=[.$B36]*[.$N$2]" office:value-type="float" office:value="64">
            <text:p>64</text:p>
          </table:table-cell>
          <table:table-cell table:formula="of:=[.$B36]*[.$N$3]" office:value-type="float" office:value="3840">
            <text:p>3840</text:p>
          </table:table-cell>
          <table:table-cell table:formula="of:=[.$B36]*[.$N$4]" office:value-type="float" office:value="230400">
            <text:p>230400</text:p>
          </table:table-cell>
          <table:table-cell table:formula="of:=[.$B36]*[.$N$5]" office:value-type="float" office:value="230400000">
            <text:p>2304000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6/30/2015</text:date>, <text:time>14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owell</meta:initial-creator>
    <meta:creation-date>2015-06-30T10:05:13.08</meta:creation-date>
    <dc:date>2015-06-30T14:53:05.42</dc:date>
    <dc:creator>Michael Powell</dc:creator>
    <meta:editing-duration>PT4H47M55S</meta:editing-duration>
    <meta:editing-cycles>3</meta:editing-cycles>
    <meta:generator>OpenOffice/4.1.0$Win32 OpenOffice.org_project/410m18$Build-9764</meta:generator>
    <meta:document-statistic meta:table-count="3" meta:cell-count="184" meta:object-count="0"/>
  </office:meta>
</office:document-meta>
</file>